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 in hiccups.)</text:p>
          </table:table-cell>
          <table:table-cell table:number-columns-repeated="16380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22:37:31.6383415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0:11:43.561406820</meta:creation-date>
    <meta:generator>LibreOffice/7.6.0.3$Linux_X86_64 LibreOffice_project/69edd8b8ebc41d00b4de3915dc82f8f0fc3b6265</meta:generator>
    <dc:date>2023-09-17T22:42:46.325015717</dc:date>
    <meta:editing-duration>PT2H14M</meta:editing-duration>
    <meta:editing-cycles>154</meta:editing-cycles>
    <meta:document-statistic meta:table-count="1" meta:cell-count="159" meta:object-count="0"/>
  </office:meta>
</office:document-meta>
</file>